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6604in"/>
    </style:style>
    <style:style style:name="TableColumn5" style:family="table-column">
      <style:table-column-properties style:column-width="1.1125in"/>
    </style:style>
    <style:style style:name="TableColumn6" style:family="table-column">
      <style:table-column-properties style:column-width="1.125in"/>
    </style:style>
    <style:style style:name="TableColumn7" style:family="table-column">
      <style:table-column-properties style:column-width="1.12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25in"/>
    </style:style>
    <style:style style:name="TableColumn10" style:family="table-column">
      <style:table-column-properties style:column-width="1.25in"/>
    </style:style>
    <style:style style:name="Table2" style:family="table">
      <style:table-properties style:width="9.9354in" fo:margin-left="0.0645in" table:align="left"/>
    </style:style>
    <style:style style:name="TableRow11" style:family="table-row">
      <style:table-row-properties style:min-row-height="0.6958in"/>
    </style:style>
    <style:style style:name="TableCell12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color="#000000"/>
    </style:style>
    <style:style style:name="T22" style:parent-style-name="Hyperlink" style:family="text">
      <style:text-properties style:font-name-asian="Times New Roman" style:font-name-complex="Calibri"/>
    </style:style>
    <style:style style:name="TableCell23" style:family="table-cell">
      <style:table-cell-properties fo:border="none" fo:background-color="#D9D9D9" style:writing-mode="lr-tb" fo:padding-top="0in" fo:padding-left="0.0402in" fo:padding-bottom="0in" fo:padding-right="0.0402in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Cell29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asian="Times New Roman" style:font-name-complex="Calibri"/>
    </style:style>
    <style:style style:name="TableCell42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6" style:parent-style-name="DefaultParagraphFont" style:family="text">
      <style:text-properties style:font-name-asian="Times New Roman" style:font-name-complex="Calibri" fo:color="#000000"/>
    </style:style>
    <style:style style:name="T47" style:parent-style-name="DefaultParagraphFont" style:family="text">
      <style:text-properties style:font-name-asian="Times New Roman" style:font-name-complex="Calibri" fo:color="#000000"/>
    </style:style>
    <style:style style:name="T48" style:parent-style-name="Hyperlink" style:family="text">
      <style:text-properties style:font-name-asian="Times New Roman" style:font-name-complex="Calibri"/>
    </style:style>
    <style:style style:name="TableCell49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53" style:parent-style-name="DefaultParagraphFont" style:family="text">
      <style:text-properties style:font-name-asian="Times New Roman" style:font-name-complex="Calibri" fo:color="#000000"/>
    </style:style>
    <style:style style:name="T54" style:parent-style-name="DefaultParagraphFont" style:family="text">
      <style:text-properties style:font-name-asian="Times New Roman" style:font-name-complex="Calibri" fo:color="#000000"/>
    </style:style>
    <style:style style:name="T55" style:parent-style-name="Hyperlink" style:family="text">
      <style:text-properties style:font-name-asian="Times New Roman" style:font-name-complex="Calibri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DefaultParagraphFont" style:family="text">
      <style:text-properties style:font-name-asian="Times New Roman" fo:color="#000000" fo:font-size="10pt" style:font-size-asian="10pt" style:font-size-complex="10pt"/>
    </style:style>
    <style:style style:name="TableCell69" style:family="table-cell">
      <style:table-cell-properties fo:border="none" style:writing-mode="lr-tb" fo:padding-top="0in" fo:padding-left="0.0402in" fo:padding-bottom="0in" fo:padding-right="0.0402in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-asian="Times New Roman" style:font-name-complex="Calibri" fo:font-weight="bold" style:font-weight-asian="bold" fo:color="#00B050"/>
    </style:style>
    <style:style style:name="T8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-top="none" fo:border-left="none" fo:border-bottom="0.0069in solid #000000" fo:border-right="none" style:writing-mode="lr-tb" fo:padding-top="0in" fo:padding-left="0.0402in" fo:padding-bottom="0in" fo:padding-right="0.0402in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101" style:family="table-row">
      <style:table-row-properties style:min-row-height="0.2083in"/>
    </style:style>
    <style:style style:name="TableCell102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5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3" style:parent-style-name="Normal" style:family="paragraph">
      <style:text-properties style:font-name-asian="Times New Roman" fo:color="#000000" fo:font-size="10pt" style:font-size-asian="10pt" style:font-size-complex="10pt" fo:background-color="#FFFFFF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6" style:parent-style-name="DefaultParagraphFont" style:family="text">
      <style:text-properties style:font-name-asian="Times New Roman" fo:color="#000000" fo:font-size="10pt" style:font-size-asian="10pt" style:font-size-complex="10pt"/>
    </style:style>
    <style:style style:name="TableCell117" style:family="table-cell">
      <style:table-cell-properties fo:border-top="0.0069in solid #000000" fo:border-left="none" fo:border-bottom="none" fo:border-right="none" style:writing-mode="lr-tb" fo:padding-top="0in" fo:padding-left="0.0402in" fo:padding-bottom="0in" fo:padding-right="0.0402in"/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-asian="Times New Roman" style:font-name-complex="Calibri" fo:color="#000000"/>
    </style:style>
    <style:style style:name="T121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2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/>
    </style:style>
    <style:style style:name="T126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2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1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style:font-name-complex="Calibri" fo:color="#000000"/>
    </style:style>
    <style:style style:name="T135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" style:parent-style-name="DefaultParagraphFont" style:family="text">
      <style:text-properties style:font-name-asian="Times New Roman" style:font-name-complex="Calibri" fo:color="#000000"/>
    </style:style>
    <style:style style:name="T140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none" style:writing-mode="lr-tb" fo:padding-top="0in" fo:padding-left="0.0402in" fo:padding-bottom="0in" fo:padding-right="0.0402in"/>
    </style:style>
    <style:style style:name="P1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Current</text:p>
            <text:p text:style-name="P16"><text:s text:c="7"/></text:p>
          </table:table-cell>
          <table:table-cell table:style-name="TableCell17">
            <text:p text:style-name="P18">Lam,</text:p>
            <text:p text:style-name="P19">2018</text:p>
            <text:p text:style-name="P20"><text:span text:style-name="T21">PMID<text:s/></text:span><text:a xlink:href="https://pubmed.gov/29293146" office:target-frame-name="_top" xlink:show="replace"><text:span text:style-name="T22">29293146</text:span></text:a></text:p>
          </table:table-cell>
          <table:table-cell table:style-name="TableCell23">
            <text:p text:style-name="P24">Iankova,<text:s/></text:p>
            <text:p text:style-name="P25">2017</text:p>
            <text:p text:style-name="P26"><text:span text:style-name="T27">PMID<text:s/></text:span><text:a xlink:href="http://pubmed.gov/29271844" office:target-frame-name="_top" xlink:show="replace"><text:span text:style-name="T28">29271844</text:span></text:a></text:p>
          </table:table-cell>
          <table:table-cell table:style-name="TableCell29">
            <text:p text:style-name="P30">Huang,<text:s/></text:p>
            <text:p text:style-name="P31">2017</text:p>
            <text:p text:style-name="P32"><text:span text:style-name="T33">PMID<text:s/></text:span><text:a xlink:href="https://pubmed.gov/29168046" office:target-frame-name="_top" xlink:show="replace"><text:span text:style-name="T34">29168046</text:span></text:a></text:p>
          </table:table-cell>
          <table:table-cell table:style-name="TableCell35">
            <text:p text:style-name="P36">Andriolo<text:s/></text:p>
            <text:p text:style-name="P37"><text:span text:style-name="T38">(Cochrane), 2017</text:span><text:span text:style-name="T39"><text:line-break/></text:span><text:span text:style-name="T40">PMID<text:s/></text:span><text:a xlink:href="http://pubmed.gov/28099689" office:target-frame-name="_top" xlink:show="replace"><text:span text:style-name="T41">28099689</text:span></text:a></text:p>
          </table:table-cell>
          <table:table-cell table:style-name="TableCell42">
            <text:p text:style-name="P43">Westwood,<text:s/></text:p>
            <text:p text:style-name="P44"><text:span text:style-name="T45">2015</text:span><text:span text:style-name="T46"><text:line-break/></text:span><text:span text:style-name="T47">PMID<text:s/></text:span><text:a xlink:href="http://pubmed.gov/26569153" office:target-frame-name="_top" xlink:show="replace"><text:span text:style-name="T48">26569153</text:span></text:a></text:p>
          </table:table-cell>
          <table:table-cell table:style-name="TableCell49">
            <text:p text:style-name="P50">Prkno,<text:s/></text:p>
            <text:p text:style-name="P51"><text:span text:style-name="T52">2013</text:span><text:span text:style-name="T53"><text:line-break/></text:span><text:span text:style-name="T54">PMID<text:s/></text:span><text:a xlink:href="http://pubmed.gov/24330744" office:target-frame-name="_top" xlink:show="replace"><text:span text:style-name="T55">24330744</text:span></text:a></text:p>
          </table:table-cell>
        </table:table-row>
        <table:table-row table:style-name="TableRow56">
          <table:table-cell table:style-name="TableCell57">
            <text:p text:style-name="P58">Efficacy: duration of antibiotic therapy<text:s/></text:p>
            <text:p text:style-name="P59"/>
          </table:table-cell>
          <table:table-cell table:style-name="TableCell60">
            <text:p text:style-name="P61">Reduces duration by 1.50 days in subgroup of trials that encourage stopping antibiotics<text:s/>before 5 days</text:p>
            <text:p text:style-name="P62"/>
            <text:p text:style-name="P63">No reduction when compared to protocolized care that uses CRP.</text:p>
            <text:p text:style-name="P64"/>
          </table:table-cell>
          <table:table-cell table:style-name="TableCell65">
            <text:p text:style-name="P66"><text:span text:style-name="T67">Reduces duration by 1.26 days<text:s/></text:span><text:span text:style-name="T68">(for trials using an antibiotic cessation strategy)</text:span></text:p>
          </table:table-cell>
          <table:table-cell table:style-name="TableCell69">
            <text:p text:style-name="P70">Reduces duration by 1.49 days.<text:s/>Search closed prior to<text:s/>negative trial by Bloos.</text:p>
          </table:table-cell>
          <table:table-cell table:style-name="TableCell71">
            <text:p text:style-name="P72">Reduces duration by 1.66 days<text:s/>in subgroup of trials that only contained a discontinuation algorithm</text:p>
            <text:p text:style-name="P73"/>
          </table:table-cell>
          <table:table-cell table:style-name="TableCell74">
            <text:p text:style-name="P75">Reduces duration by 1.28 days</text:p>
          </table:table-cell>
          <table:table-cell table:style-name="TableCell76">
            <text:p text:style-name="P77">Reduces duration by 3.19 days</text:p>
          </table:table-cell>
          <table:table-cell table:style-name="TableCell78">
            <text:p text:style-name="P79">Reduction.<text:s/></text:p>
            <text:p text:style-name="P80">Hazard ratio 1.27</text:p>
          </table:table-cell>
        </table:table-row>
        <table:table-row table:style-name="TableRow81">
          <table:table-cell table:style-name="TableCell82">
            <text:p text:style-name="P83">Heterogeneity</text:p>
          </table:table-cell>
          <table:table-cell table:style-name="TableCell84">
            <text:p text:style-name="P85"><text:span text:style-name="T86">49%</text:span><text:span text:style-name="T87"><text:s/></text:span></text:p>
            <text:p text:style-name="P88">(after meta-regression)</text:p>
          </table:table-cell>
          <table:table-cell table:style-name="TableCell89">
            <text:p text:style-name="P90">84%</text:p>
          </table:table-cell>
          <table:table-cell table:style-name="TableCell91">
            <text:p text:style-name="P92">81%</text:p>
          </table:table-cell>
          <table:table-cell table:style-name="TableCell93">
            <text:p text:style-name="P94">71%</text:p>
          </table:table-cell>
          <table:table-cell table:style-name="TableCell95">
            <text:p text:style-name="P96">86%</text:p>
          </table:table-cell>
          <table:table-cell table:style-name="TableCell97">
            <text:p text:style-name="P98">95%</text:p>
          </table:table-cell>
          <table:table-cell table:style-name="TableCell99">
            <text:p text:style-name="P100">0%</text:p>
          </table:table-cell>
        </table:table-row>
        <table:table-row table:style-name="TableRow101">
          <table:table-cell table:style-name="TableCell102">
            <text:p text:style-name="P103">Efficacy: mortality</text:p>
            <text:p text:style-name="P104"/>
          </table:table-cell>
          <table:table-cell table:style-name="TableCell105">
            <text:p text:style-name="P106">Reduction.<text:s/></text:p>
            <text:p text:style-name="P107">Risk<text:s/>ratio 0.85<text:s/></text:p>
            <text:p text:style-name="P108">(95% CI: 0.74 to 0.97)</text:p>
            <text:p text:style-name="P109"/>
            <text:p text:style-name="P110">No reduction when compared to protocolized care that uses CRP.</text:p>
            <text:p text:style-name="P111"/>
          </table:table-cell>
          <table:table-cell table:style-name="TableCell112">
            <text:p text:style-name="P113">Reduction.</text:p>
            <text:p text:style-name="P114"><text:span text:style-name="T115">Risk Ratio 0.87 (95% CI, 0.77-0.98)<text:s/></text:span><text:span text:style-name="T116">(for trials using an antibiotic cessation strategy)</text:span></text:p>
          </table:table-cell>
          <table:table-cell table:style-name="TableCell117">
            <text:p text:style-name="P118">No reduction.</text:p>
            <text:p text:style-name="P119"><text:span text:style-name="T120">Risk ratio<text:s/></text:span><text:span text:style-name="T121">0.90 (95% CI 0.79–1.03)</text:span></text:p>
          </table:table-cell>
          <table:table-cell table:style-name="TableCell122">
            <text:p text:style-name="P123">Reduction.</text:p>
            <text:p text:style-name="P124"><text:span text:style-name="T125">Risk ratio<text:s/></text:span><text:span text:style-name="T126">0.87 (95% CI 0.76–0.98)</text:span></text:p>
          </table:table-cell>
          <table:table-cell table:style-name="TableCell127">
            <text:p text:style-name="P128">No reduction.<text:s/></text:p>
            <text:p text:style-name="P129">Risk ratio 0.92<text:s/></text:p>
            <text:p text:style-name="P130">(95% CI: 0.81 to 1.05)</text:p>
          </table:table-cell>
          <table:table-cell table:style-name="TableCell131">
            <text:p text:style-name="P132">No reduction.<text:s/></text:p>
            <text:p text:style-name="P133"><text:span text:style-name="T134">Risk ratio<text:s/></text:span><text:span text:style-name="T135">0.98 (95% CI: 0.76 to 1.27)</text:span></text:p>
          </table:table-cell>
          <table:table-cell table:style-name="TableCell136">
            <text:p text:style-name="P137">No reduction.</text:p>
            <text:p text:style-name="P138"><text:span text:style-name="T139">Risk ratio<text:s/></text:span><text:span text:style-name="T140">1.02 (95% CI: 0.85 to 1.23)</text:span></text:p>
          </table:table-cell>
        </table:table-row>
        <table:table-row table:style-name="TableRow141">
          <table:table-cell table:style-name="TableCell142">
            <text:p text:style-name="P143">Heterogeneity:<text:s/></text:p>
          </table:table-cell>
          <table:table-cell table:style-name="TableCell144">
            <text:p text:style-name="P145">16%<text:s/></text:p>
            <text:p text:style-name="P146">(in subgroup of trials<text:s/>that encouraging stopping antibiotics before 5 days)</text:p>
          </table:table-cell>
          <table:table-cell table:style-name="TableCell147">
            <text:p text:style-name="P148">0%</text:p>
          </table:table-cell>
          <table:table-cell table:style-name="TableCell149">
            <text:p text:style-name="P150">80%</text:p>
          </table:table-cell>
          <table:table-cell table:style-name="TableCell151">
            <text:p text:style-name="P152">0%</text:p>
          </table:table-cell>
          <table:table-cell table:style-name="TableCell153">
            <text:p text:style-name="P154">11%</text:p>
          </table:table-cell>
          <table:table-cell table:style-name="TableCell155">
            <text:p text:style-name="P156">0%</text:p>
          </table:table-cell>
          <table:table-cell table:style-name="TableCell157">
            <text:p text:style-name="P158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28T20:47:00Z</meta:creation-date>
    <dc:date>2018-01-17T06:57:00Z</dc:date>
    <meta:print-date>2018-01-17T06:54:00Z</meta:print-date>
    <meta:template xlink:href="Normal.dotm" xlink:type="simple"/>
    <meta:editing-cycles>21</meta:editing-cycles>
    <meta:editing-duration>PT4860S</meta:editing-duration>
    <meta:document-statistic meta:page-count="1" meta:paragraph-count="3" meta:word-count="263" meta:character-count="1765" meta:row-count="12" meta:non-whitespace-character-count="1505"/>
  </office:meta>
</office:document-meta>
</file>